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1" style:font-size-asian="11pt" style:font-size-complex="11pt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9.60000038146973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background-color="transparent" fo:font-size="11pt" fo:font-weight="normal" officeooo:paragraph-rsid="001be70f" officeooo:rsid="001be70f" style:font-name="Arial1" style:font-size-asian="11pt" style:font-size-complex="11pt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6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1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7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1" style:font-size-asian="10.5pt" style:font-size-complex="12pt" style:font-weight-asian="normal" style:font-weight-complex="normal" style:text-underline-style="none"/>
    </style:style>
    <style:style style:family="paragraph" style:name="P8" style:parent-style-name="Standard">
      <style:paragraph-properties fo:text-align="end" style:justify-single-word="false"/>
      <style:text-properties fo:background-color="transparent" fo:font-size="11pt" officeooo:paragraph-rsid="0018a434" officeooo:rsid="001bfd9b" style:font-size-asian="11pt" style:font-size-complex="11pt"/>
    </style:style>
    <style:style style:family="paragraph" style:name="P9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18a434" officeooo:rsid="001bfd9b" style:font-name="Arial1" style:font-size-asian="11pt" style:font-size-complex="11pt" style:text-underline-style="none"/>
    </style:style>
    <style:style style:family="paragraph" style:name="P1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1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2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13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15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a7bb9" officeooo:rsid="001a7bb9" style:font-name="Arial1" style:font-size-asian="11pt" style:font-size-complex="11pt" style:font-weight-asian="normal" style:font-weight-complex="normal" style:text-underline-style="none"/>
    </style:style>
    <style:style style:family="paragraph" style:name="P16" style:parent-style-name="texte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3a69c2" officeooo:rsid="001bfd9b" style:font-name="Arial1" style:font-size-asian="11pt" style:font-size-complex="11pt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b6dbc" style:font-name="Arial1" style:font-size-asian="11pt" style:font-size-complex="11pt" style:font-weight-asian="normal" style:font-weight-complex="normal" style:text-underline-style="none"/>
    </style:style>
    <style:style style:family="paragraph" style:name="P18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9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20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officeooo:rsid="002161f2" style:font-name="Arial1" style:font-size-asian="11pt" style:font-size-complex="11pt"/>
    </style:style>
    <style:style style:family="paragraph" style:name="P2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style:font-name="Arial1" style:font-size-asian="11pt" style:font-size-complex="11pt"/>
    </style:style>
    <style:style style:family="paragraph" style:name="P22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23" style:parent-style-name="texte">
      <style:text-properties fo:country="BE" fo:font-size="11pt" fo:language="fr" officeooo:paragraph-rsid="003a69c2" style:font-name="Arial1" style:font-size-asian="11pt" style:font-size-complex="11pt"/>
    </style:style>
    <style:style style:family="paragraph" style:name="P2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a69c2" style:font-name="Arial1" style:font-size-asian="11pt" style:font-size-complex="11pt" style:font-weight-asian="normal" style:font-weight-complex="normal" style:text-underline-style="none" style:use-window-font-color="true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1"/>
    </style:style>
    <style:style style:family="text" style:name="T3">
      <style:text-properties officeooo:rsid="001f92f6" style:font-name="Arial1"/>
    </style:style>
    <style:style style:family="text" style:name="T4">
      <style:text-properties officeooo:rsid="0029645f"/>
    </style:style>
    <style:style style:family="text" style:name="T5">
      <style:text-properties fo:background-color="transparent" loext:char-shading-value="0"/>
    </style:style>
    <style:style style:family="text" style:name="T6">
      <style:text-properties fo:background-color="transparent" loext:char-shading-value="0" officeooo:rsid="0021cb38"/>
    </style:style>
    <style:style style:family="text" style:name="T7">
      <style:text-properties officeooo:rsid="001c054d"/>
    </style:style>
    <style:style style:family="text" style:name="T8">
      <style:text-properties officeooo:rsid="002b7aea"/>
    </style:style>
    <style:style style:family="text" style:name="T9">
      <style:text-properties officeooo:rsid="002161f2"/>
    </style:style>
    <style:style style:family="text" style:name="T10">
      <style:text-properties officeooo:rsid="00330896"/>
    </style:style>
    <style:style style:family="text" style:name="T11">
      <style:text-properties officeooo:rsid="003a69c2"/>
    </style:style>
    <style:style style:family="text" style:name="T12">
      <style:text-properties fo:background-color="transparent" fo:country="BE" fo:language="fr" loext:char-shading-value="0"/>
    </style:style>
    <style:style style:family="text" style:name="T13">
      <style:text-properties officeooo:rsid="0058365b"/>
    </style:style>
    <style:style style:family="text" style:name="T14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2"/>
      <text:p text:style-name="P2"/>
      <text:p text:style-name="P1"><text:span text:style-name="T3">P</text:span><text:span text:style-name="T2">ROCÈS-VERBAL</text:span></text:p>
      <text:p text:style-name="P6">DE CLÔTURE D'ENQUÊTE <text:span text:style-name="T10">PUBLIQUE</text:span></text:p>
      <text:p text:style-name="P7"/>
      <text:p text:style-name="P3"/>
      <text:p text:style-name="P4"><office:annotation><dc:creator>bleybaert</dc:creator><dc:date>2018-05-04T10:28:16</dc:date><loext:sender-initials>ble</loext:sender-initials><text:p text:style-name="P25">do text</text:p><text:p text:style-name="P25">from document(at=reference, format='odt')</text:p></office:annotation>import depuis reference.odt</text:p>
      <text:p text:style-name="P5"/>
      <text:p text:style-name="P18">L’an deux mille <text:span text:style-name="T13">vingt</text:span>, <text:span text:style-name="T6"><text:text-input text:description="">event_view.display_date('investigationEnd',custom_format='%d')</text:text-input></text:span><text:s/>du mois de <text:span text:style-name="T5"><text:text-input text:description="">event_view.display_date('investigationEnd',custom_format='%B')</text:text-input></text:span>, à onze heures,</text:p>
      <text:p text:style-name="P11"/>
      <text:p text:style-name="P23">Vu les articles 24 et 90 du décret du 11 mars 1999 relatif au permis d'environnement ;</text:p>
      <text:p text:style-name="P23">Vu les articles D.29-1 à D.29-28 du Livre 1er du Code de l’environnement ;</text:p>
      <text:p text:style-name="P23">Vu les articles 8, 9, 36 et 37 de l'arrêté du Gouvernement wallon du 4 juillet 2002 relatif à la procédure et à diverses mesures d'exécution du décret du 11 mars 1999 relatif au permis d'environnement ;</text:p>
      <text:p text:style-name="P23">Vu l'article 1132-3 du Code de la démocratie locale et de la décentralisation ;</text:p>
      <text:p text:style-name="P16"><text:span text:style-name="T12">Vu le décret du</text:span><text:span text:style-name="T5"> Gouvernement Wallon du 05.02.2015 relatif aux implantations commerciales ;</text:span></text:p>
      <text:p text:style-name="P11"/>
      <text:p text:style-name="P11">NOUS, Bourgmestre de la Commune de <text:span text:style-name="T5"><text:text-input text:description="">tool.getCityName()</text:text-input></text:span>, délégué par le Collège Communal, à l’effet de <text:span text:style-name="T7">procéder à</text:span> une information de l’avis annonçant qu’une demande a été introduite par :</text:p>
      <text:p text:style-name="P12"/>
      <text:p text:style-name="P13"><text:text-input text:description="">self.getApplicantsSignaletic()</text:text-input></text:p>
      <text:p text:style-name="P9"/>
      <text:p text:style-name="P9">en vue d’exécuter sur un terrain sis :</text:p>
      <text:p text:style-name="P9"/>
      <text:p text:style-name="P10"><text:text-input text:description="">self.getWorkLocationSignaletic()</text:text-input></text:p>
      <text:p text:style-name="P9">cadastré : <text:span text:style-name="T5"><text:text-input text:description="">licence_view.get_parcels()</text:text-input></text:span></text:p>
      <text:p text:style-name="P10"/>
      <text:p text:style-name="P9">des travaux ayant les caractéristiques ci-après :</text:p>
      <text:p text:style-name="P9"><text:span text:style-name="T5">- </text:span><text:span text:style-name="T5"><text:text-input text:description="">self.getLicenceSubject()</text:text-input></text:span></text:p>
      <text:p text:style-name="P9"/>
      <text:section text:name="hasNoClaimants" text:style-name="Sect1">
        <text:p text:style-name="P19"><office:annotation><dc:creator>bleybaert</dc:creator><dc:date>2018-05-04T11:11:21</dc:date><loext:sender-initials>ble</loext:sender-initials><text:p text:style-name="P25">do section- if not len(licence_helper.getLastInquiry().getClaimants()) &gt; 0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20"><office:annotation><dc:creator>bleybaert</dc:creator><dc:date>2018-05-04T11:12:53</dc:date><loext:sender-initials>ble</loext:sender-initials><text:p text:style-name="P25">do section- if (licence_helper.getLastInquiry().getClaimants()) &gt; 0</text:p></office:annotation>NOUS sommes rendus à la Maison Communale ou étant et ayant attendu jusqu'à l'heure de midi, des réclamations nous sont parvenues <text:span text:style-name="T8">de </text:span>:</text:p>
        <text:p text:style-name="P21"><text:span text:style-name="T9"><office:annotation><dc:creator>bleybaert</dc:creator><dc:date>2018-05-04T11:16:28</dc:date><loext:sender-initials>ble</loext:sender-initials><text:p text:style-name="P25">do text for claimant in licence_helper.getLastInquiry().getClaimants()</text:p></office:annotation></text:span><text:span text:style-name="T9">- </text:span><text:span text:style-name="T9"><text:text-input text:description="">claimant.getPersonTitleValue()</text:text-input></text:span><text:span text:style-name="T9"><text:s/></text:span><text:span text:style-name="T9"><text:text-input text:description="">claimant.getName1()</text:text-input></text:span><text:span text:style-name="T9"><text:s/></text:span><text:span text:style-name="T9"><text:text-input text:description="">claimant.getName2()</text:text-input></text:span><text:span text:style-name="T9"><text:s/>domicilié </text:span><text:span text:style-name="T9"><text:text-input text:description="">claimant.getStreet()</text:text-input></text:span><text:span text:style-name="T9"><text:s/></text:span><text:span text:style-name="T9"><text:text-input text:description="">claimant.getNumber()</text:text-input></text:span><text:span text:style-name="T9">, </text:span><text:span text:style-name="T9"><text:text-input text:description="">claimant.getZipcode()</text:text-input></text:span><text:span text:style-name="T9"><text:s/></text:span><text:span text:style-name="T9"><text:text-input text:description="">claimant.getCity()</text:text-input></text:span><text:span text:style-name="T9">.</text:span></text:p>
      </text:section>
      <text:p text:style-name="P22"/>
      <text:p text:style-name="P17">Observations :</text:p>
      <text:p text:style-name="P24"><office:annotation><dc:creator>bleybaert</dc:creator><dc:date>2018-11-23T10:43:28.677145396</dc:date><loext:sender-initials>ble</loext:sender-initials><text:p text:style-name="P25">do text</text:p><text:p text:style-name="P25">from xhtml(self.getInvestigationDetails())</text:p></office:annotation></text:p>
      <text:p text:style-name="P22"/>
      <text:p text:style-name="P22"><text:span text:style-name="T4">NOUS</text:span> avons clôturé le présent procès-verbal pour servir et valoir comme il appartiendra.</text:p>
      <text:p text:style-name="P14"/>
      <text:p text:style-name="P14"/>
      <text:p text:style-name="P15"><office:annotation><dc:creator>bleybaert</dc:creator><dc:date>2018-05-04T10:23:15</dc:date><loext:sender-initials>ble</loext:sender-initials><text:p text:style-name="P25">do text</text:p><text:p text:style-name="P25">from document(at=signatures, format='odt')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texte" style:family="paragraph">
      <style:paragraph-properties fo:text-align="justify" style:justify-single-word="false" fo:orphans="2" fo:widows="2" style:text-autospace="none" style:punctuation-wrap="simple" style:vertical-align="baseline"/>
      <style:text-properties style:use-window-font-color="true" style:font-name="Times New Roman1" fo:font-family="'Times New Roman'" style:font-family-generic="roman" style:font-pitch="variable" fo:font-size="10pt" fo:language="fr" fo:country="FR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leybaert</meta:initial-creator>
    <meta:creation-date>2018-05-04T09:57:37.425178281</meta:creation-date>
    <dc:date>2020-04-03T13:54:01.308003059</dc:date>
    <meta:editing-duration>PT3H27M</meta:editing-duration>
    <meta:editing-cycles>54</meta:editing-cycles>
    <meta:generator>LibreOffice/6.3.5.2$Linux_X86_64 LibreOffice_project/30$Build-2</meta:generator>
    <meta:document-statistic meta:table-count="0" meta:image-count="0" meta:object-count="0" meta:page-count="1" meta:paragraph-count="24" meta:word-count="281" meta:character-count="1847" meta:non-whitespace-character-count="1626"/>
  </office:meta>
</office:document-meta>
</file>